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7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5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1)<text:s/></text:span><text:span text:style-name="T3">Na pasta “admin” que você recebeu, há um template feito sem nenhum framework javascript. Crie um projeto react em seu<text:s/></text:span><text:span text:style-name="T4">github</text:span><text:span text:style-name="T5"><text:s/>e transfira o código do template usando react.</text:span></text:p>
      <text:p text:style-name="P1"><text:span text:style-name="T6">A Avaliação terá as seguintes regras:</text:span></text:p>
      <text:p text:style-name="P1"><text:span text:style-name="T7">- Você deve realizar um commit no git a cada 1 hora aproximadamente, hora do almoço será desconsiderada.</text:span></text:p>
      <text:p text:style-name="P1"><text:span text:style-name="T7">- O último commit deverá ser até as 18:00 do dia 03 de novembro de 2021.</text:span></text:p>
      <text:p text:style-name="P1"><text:span text:style-name="T8"/></text:p>
      <text:p text:style-name="P1"><text:span text:style-name="T8"/></text:p>
      <text:p text:style-name="P1"><text:span text:style-name="T9">Coloque o link do seu github abaixo:</text:span></text:p>
      <text:p text:style-name="P1"><text:a xlink:href="https://github.com/Witchrist/prova-react"><text:span text:style-name="T10">https://github.com/Witchrist/prova-react</text:span></text:a><text:span text:style-name="T11"/></text:p>
      <text:p text:style-name="P1"><text:span text:style-name="T12"><text:line-break/>Após terminar a prova enviar esse arquivo no slack particular do professor.</text:span></text:p>
      <text:p text:style-name="P1"><text:span text:style-name="T13"/></text:p>
      <text:p text:style-name="P1"><text:span text:style-name="T13"/></text:p>
      <text:p text:style-name="P1"><text:span text:style-name="T14">2) (ponto extra)<text:s/></text:span><text:span text:style-name="T15">Descreva com<text:s/></text:span><text:span text:style-name="T16">suas palavras</text:span><text:span text:style-name="T17"><text:s/>os itens abaixo no<text:s/></text:span><text:span text:style-name="T18">contexto de desenvolvimento React.</text:span></text:p>
      <text:p text:style-name="P1"><text:span text:style-name="T19"/></text:p>
      <text:p text:style-name="P1"><text:span text:style-name="T20">a) Componente:</text:span></text:p>
      <text:p text:style-name="P1"><text:span text:style-name="T21"/></text:p>
      <text:p text:style-name="P1"><text:span text:style-name="T22">b) JSX:</text:span></text:p>
      <text:p text:style-name="P1"><text:span text:style-name="T23"/></text:p>
      <text:p text:style-name="P1"><text:span text:style-name="T24">c) Método render():</text:span></text:p>
      <text:p text:style-name="P1"><text:span text:style-name="T25"/></text:p>
      <text:p text:style-name="P1"><text:span text:style-name="T26">d) Rotas:</text:span></text:p>
      <text:p text:style-name="P1"><text:span text:style-name="T27"/></text:p>
      <text:p text:style-name="P1"><text:span text:style-name="T28">e) Props:</text:span></text:p>
      <text:p text:style-name="P1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